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5-01-27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4-01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3-02-14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2-01-25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1-03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20-01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9-02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8-01-3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7-02-0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6-01-26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5-01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4-02-26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3-11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16</text:p>
          </table:table-cell>
          <table:table-cell office:value-type="string" calcext:value-type="string">
            <text:p>GARWELL-056</text:p>
          </table:table-cell>
          <table:table-cell office:value-type="string" calcext:value-type="string">
            <text:p>2013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